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3912c" officeooo:paragraph-rsid="0013912c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912c" officeooo:paragraph-rsid="0013912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912c" officeooo:paragraph-rsid="0013912c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managerSign}" text:name="managerSign"/>
        <text:user-field-decl office:value-type="string" office:string-value="${invoiceText}" text:name="invoiceText"/>
        <text:user-field-decl office:value-type="string" office:string-value="${technicalManagerSign}" text:name="technicalManagerSign"/>
      </text:user-field-decls>
      <text:p text:style-name="P1">Invoice</text:p>
      <text:p text:style-name="P2"/>
      <text:p text:style-name="P2"/>
      <text:p text:style-name="P3"><text:user-field-get text:name="invoiceText">${invoiceText}</text:user-field-get></text:p>
      <text:p text:style-name="P2"/>
      <text:p text:style-name="P3"/>
      <text:p text:style-name="P3">Signed by:<text:tab/><text:user-field-get text:name="managerSign">${managerSign}</text:user-field-get></text:p>
      <text:p text:style-name="P3"><text:tab/><text:tab/><text:user-field-get text:name="technicalManagerSign">${technicalManagerSign}</text:user-field-ge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22:33:31.894000000</meta:creation-date>
    <dc:date>2022-01-29T00:03:24.527000000</dc:date>
    <meta:editing-duration>PT25M7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4" meta:word-count="6" meta:character-count="76" meta:non-whitespace-character-count="72"/>
  </office:meta>
</office:document-meta>
</file>